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2.tar.gz</text:p>
            <text:p text:style-name="P24">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2.tar.gz</text:p>
            <text:p text:style-name="P24">zk-bin-prof-3.0.2.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2.tar.gz</text:p>
            <text:p text:style-name="P24">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2.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2.zip</text:span> or <text:span text:style-name="T8">zk-bin-3.0.2.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2.zip</text:span> or <text:span text:style-name="T8">zk-bin-3.0.2.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p>
          </table:table-cell>
          <table:table-cell table:style-name="Table4.B2" office:value-type="string">
            <text:p text:style-name="Table_20_Contents">Req<text:span text:style-name="T2">uired if you want to use the jasperreport component.</text:span></text:p>
            <text:p text:style-name="P25">Version: Jasper Reports 2.0.4</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2T18:01:13</dc:date>
    <dc:language>en-US</dc:language>
    <meta:editing-cycles>1075</meta:editing-cycles>
    <meta:editing-duration>P3DT23H7M24S</meta:editing-duration>
    <meta:user-defined meta:name="Info 1"/>
    <meta:user-defined meta:name="Info 2"/>
    <meta:user-defined meta:name="Info 3"/>
    <meta:user-defined meta:name="Info 4"/>
    <meta:document-statistic meta:table-count="5" meta:image-count="2" meta:object-count="0" meta:page-count="16" meta:paragraph-count="309" meta:word-count="2568" meta:character-count="16151"/>
  </office:meta>
</office:document-meta>
</file>